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" svg:font-family="CMMI10"/>
    <style:font-face style:name="CMMI7" svg:font-family="CMMI7"/>
    <style:font-face style:name="CMR10" svg:font-family="CMR10"/>
    <style:font-face style:name="Courier" svg:font-family="Courier"/>
    <style:font-face style:name="NimbusRomNo9L-Medi" svg:font-family="NimbusRomNo9L-Medi"/>
    <style:font-face style:name="NimbusRomNo9L-Regu" svg:font-family="NimbusRomNo9L-Regu"/>
    <style:font-face style:name="NimbusRomNo9L-ReguItal" svg:font-family="NimbusRomNo9L-ReguItal"/>
    <style:font-face style:name="Symbol" svg:font-family="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2pt" style:font-name-asian="Courier" style:font-size-asian="12pt" style:font-name-complex="Courier" style:font-size-complex="12pt"/>
    </style:style>
    <style:style style:name="P3" style:family="paragraph" style:parent-style-name="Text_20_body">
      <style:paragraph-properties fo:margin-top="0in" fo:margin-bottom="0.1965in" loext:contextual-spacing="false"/>
    </style:style>
    <style:style style:name="P4" style:family="paragraph" style:parent-style-name="Text_20_body">
      <style:paragraph-properties fo:margin-top="0in" fo:margin-bottom="0.1965in" loext:contextual-spacing="false"/>
      <style:text-properties fo:language="en" fo:country="US"/>
    </style:style>
    <style:style style:name="P5" style:family="paragraph" style:parent-style-name="Text_20_body">
      <style:paragraph-properties fo:margin-top="0in" fo:margin-bottom="0.1965in" loext:contextual-spacing="false" fo:line-height="107%"/>
    </style:style>
    <style:style style:name="P6" style:family="paragraph" style:parent-style-name="Text_20_body">
      <style:paragraph-properties fo:margin-top="0in" fo:margin-bottom="0.1965in" loext:contextual-spacing="false" fo:line-height="107%"/>
      <style:text-properties style:font-name="NimbusRomNo9L-Regu" fo:font-size="10pt" fo:language="en" fo:country="US"/>
    </style:style>
    <style:style style:name="P7" style:family="paragraph" style:parent-style-name="Text_20_body">
      <style:paragraph-properties fo:margin-top="0in" fo:margin-bottom="0.1965in" loext:contextual-spacing="false" fo:line-height="107%"/>
      <style:text-properties officeooo:rsid="000c9c66" officeooo:paragraph-rsid="000c9c66" fo:background-color="#72bf44"/>
    </style:style>
    <style:style style:name="P8" style:family="paragraph" style:parent-style-name="Text_20_body">
      <style:paragraph-properties fo:margin-left="0in" fo:margin-right="0in" fo:margin-top="0in" fo:margin-bottom="0.1965in" loext:contextual-spacing="false" fo:line-height="107%" fo:text-indent="-0.25in" style:auto-text-indent="false"/>
    </style:style>
    <style:style style:name="P9" style:family="paragraph" style:parent-style-name="Text_20_body">
      <style:paragraph-properties fo:margin-top="0in" fo:margin-bottom="0in" loext:contextual-spacing="false"/>
    </style:style>
    <style:style style:name="P10" style:family="paragraph" style:parent-style-name="Text_20_body">
      <style:paragraph-properties fo:margin-top="0in" fo:margin-bottom="0in" loext:contextual-spacing="false"/>
      <style:text-properties style:font-name="NimbusRomNo9L-Regu" fo:font-size="10pt"/>
    </style:style>
    <style:style style:name="P11" style:family="paragraph" style:parent-style-name="Text_20_body">
      <style:paragraph-properties fo:margin-top="0in" fo:margin-bottom="0in" loext:contextual-spacing="false"/>
      <style:text-properties style:font-name="NimbusRomNo9L-Regu" fo:font-size="10pt" fo:language="en" fo:country="US"/>
    </style:style>
    <style:style style:name="P12" style:family="paragraph" style:parent-style-name="Text_20_body">
      <style:paragraph-properties fo:margin-top="0in" fo:margin-bottom="0in" loext:contextual-spacing="false"/>
      <style:text-properties style:font-name="NimbusRomNo9L-Regu" fo:font-size="10pt" fo:language="en" fo:country="US" officeooo:rsid="000b61d2" officeooo:paragraph-rsid="000b61d2" fo:background-color="#ed1c24"/>
    </style:style>
    <style:style style:name="P13" style:family="paragraph" style:parent-style-name="Text_20_body">
      <style:paragraph-properties fo:margin-top="0in" fo:margin-bottom="0in" loext:contextual-spacing="false"/>
      <style:text-properties style:font-name="NimbusRomNo9L-Medi" fo:font-size="10pt" fo:font-weight="bold"/>
    </style:style>
    <style:style style:name="P14" style:family="paragraph" style:parent-style-name="Text_20_body">
      <style:paragraph-properties fo:margin-top="0in" fo:margin-bottom="0in" loext:contextual-spacing="false"/>
      <style:text-properties fo:background-color="#fff200"/>
    </style:style>
    <style:style style:name="P15" style:family="paragraph" style:parent-style-name="Text_20_body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Courier" fo:font-size="12pt" fo:language="en" fo:country="US" style:font-name-asian="Courier" style:font-size-asian="12pt" style:font-name-complex="Courier" style:font-size-complex="12pt"/>
    </style:style>
    <style:style style:name="P16" style:family="paragraph" style:parent-style-name="Heading_20_1">
      <style:text-properties fo:language="en" fo:country="US"/>
    </style:style>
    <style:style style:name="T1" style:family="text">
      <style:text-properties fo:color="#000000" style:font-name="Courier" fo:font-size="12pt" style:font-name-asian="Courier" style:font-size-asian="12pt" style:font-name-complex="Courier" style:font-size-complex="12pt"/>
    </style:style>
    <style:style style:name="T2" style:family="text">
      <style:text-properties style:font-name="NimbusRomNo9L-Regu" fo:font-size="10pt"/>
    </style:style>
    <style:style style:name="T3" style:family="text">
      <style:text-properties style:font-name="NimbusRomNo9L-Regu" fo:font-size="10pt" fo:language="en" fo:country="US"/>
    </style:style>
    <style:style style:name="T4" style:family="text">
      <style:text-properties style:font-name="NimbusRomNo9L-Regu" fo:font-size="10pt" fo:language="en" fo:country="US" fo:font-weight="bold"/>
    </style:style>
    <style:style style:name="T5" style:family="text">
      <style:text-properties fo:font-size="10pt"/>
    </style:style>
    <style:style style:name="T6" style:family="text">
      <style:text-properties fo:font-size="10pt" fo:language="en" fo:country="US"/>
    </style:style>
    <style:style style:name="T7" style:family="text">
      <style:text-properties fo:font-variant="normal" fo:text-transform="none" style:font-name="Symbol" fo:font-size="10pt" fo:language="en" fo:country="US"/>
    </style:style>
    <style:style style:name="T8" style:family="text">
      <style:text-properties style:font-name="Symbol" fo:font-size="10pt" fo:language="en" fo:country="US"/>
    </style:style>
    <style:style style:name="T9" style:family="text">
      <style:text-properties style:font-name="CMR10" fo:font-size="10pt" fo:language="en" fo:country="US"/>
    </style:style>
    <style:style style:name="T10" style:family="text">
      <style:text-properties style:font-name="CMMI7" fo:font-size="7pt" fo:language="en" fo:country="US" fo:font-style="italic"/>
    </style:style>
    <style:style style:name="T11" style:family="text">
      <style:text-properties style:font-name="NimbusRomNo9L-ReguItal" fo:font-size="10pt" fo:language="en" fo:country="US" fo:font-style="italic"/>
    </style:style>
    <style:style style:name="T12" style:family="text">
      <style:text-properties style:font-name="NimbusRomNo9L-ReguItal" fo:font-size="10pt" fo:language="en" fo:country="US" fo:font-style="italic" fo:font-weight="bold"/>
    </style:style>
    <style:style style:name="T13" style:family="text">
      <style:text-properties fo:font-size="16pt"/>
    </style:style>
    <style:style style:name="T14" style:family="text">
      <style:text-properties fo:font-weight="bold"/>
    </style:style>
    <style:style style:name="T15" style:family="text">
      <style:text-properties style:font-name="CMMI10" fo:font-size="10pt" fo:language="en" fo:country="US" fo:font-style="italic"/>
    </style:style>
    <style:style style:name="T16" style:family="text">
      <style:text-properties style:font-name="NimbusRomNo9L-Medi" fo:font-size="10pt" fo:language="en" fo:country="US"/>
    </style:style>
    <style:style style:name="T17" style:family="text">
      <style:text-properties style:font-name="NimbusRomNo9L-Medi" fo:font-size="10pt" fo:language="en" fo:country="US" fo:font-weight="bold"/>
    </style:style>
    <style:style style:name="T18" style:family="text">
      <style:text-properties fo:background-color="#fff200" loext:char-shading-value="0"/>
    </style:style>
    <style:style style:name="T19" style:family="text">
      <style:text-properties fo:background-color="#fff200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aper Artiki:</text:p>
      <text:p text:style-name="P3"> </text:p>
      <text:p text:style-name="P3"> </text:p>
      <text:p text:style-name="P4">TO DO:</text:p>
      <text:p text:style-name="P4">Remove noise events from dataset</text:p>
      <text:p text:style-name="P3"> </text:p>
      <text:p text:style-name="P5"><text:span text:style-name="T2">A noisy situation i</text:span><text:span text:style-name="T3">s:</text:span></text:p>
      <text:p text:style-name="P8"><text:span text:style-name="T8">·</text:span><text:span text:style-name="T7">        </text:span><text:span text:style-name="T3">Change both speed and heading. A vessel changes unexpectedly its anticipated route.</text:span></text:p>
      <text:p text:style-name="P8"><text:span text:style-name="T8">·</text:span><text:span text:style-name="T7">        </text:span><text:span text:style-name="T3">a vessel has suddenly made a very abrupt turn (e.g., over </text:span><text:span text:style-name="T9">60</text:span><text:span text:style-name="T10">o</text:span><text:span text:style-name="T3">). in case of adverse weather conditions (e.g., a storm) a vessel’s route may appear as a </text:span>‘<text:span text:style-name="T11">zigzag’ </text:span><text:span text:style-name="T3">polyline with a series of abrupt turns. Dropping those consecutive points as noise is not typically correct.</text:span></text:p>
      <text:p text:style-name="P8"><text:span text:style-name="T8">·</text:span><text:span text:style-name="T7">        </text:span><text:span text:style-name="T3">A vessel appears to accelerate too much. Having two timestamps you can find the distance between these two timestamps. Finding a very big accelerate, results in high speed. If this speed is bigger than 105Knots is not acceptable.</text:span></text:p>
      <text:p text:style-name="P8"><text:span text:style-name="T8">·</text:span><text:span text:style-name="T7">        </text:span><text:span text:style-name="T3">If an identical location for a specific vessel received more than once. Usually even though the vessels are in anchor their location will differ in some meters.</text:span></text:p>
      <text:p text:style-name="P8"><text:span text:style-name="T8">·</text:span><text:span text:style-name="T7">        </text:span><text:span text:style-name="T3">Ais messages with the same timestamp for the same vessel are noisy.</text:span></text:p>
      <text:p text:style-name="P5"> </text:p>
      <text:p text:style-name="P5"><text:span text:style-name="T13">Online tracking</text:span><text:span text:style-name="T11">:</text:span></text:p>
      <text:p text:style-name="P7"><text:span text:style-name="T11">yellow are done! Ihope so</text:span></text:p>
      <text:p text:style-name="P9"><text:span text:style-name="T12">Pause</text:span> <text:span text:style-name="T3">indicates that a vessel is temporarily halted, once its instantaneous speed</text:span></text:p>
      <text:p text:style-name="P9"><text:span text:style-name="T15">v</text:span><text:span text:style-name="T10">now </text:span><text:span text:style-name="T3">is below a suitable threshold </text:span><text:span text:style-name="T15">v</text:span><text:span text:style-name="T10">min</text:span><text:span text:style-name="T3">. For example, if </text:span><text:span text:style-name="T15">v</text:span><text:span text:style-name="T10">now </text:span><text:span text:style-name="T3">is currently less</text:span></text:p>
      <text:p text:style-name="P9"><text:span text:style-name="T3">than </text:span><text:span text:style-name="T15">v</text:span><text:span text:style-name="T10">min </text:span><text:span text:style-name="T9">= 1 </text:span><text:span text:style-name="T3">knot, then the ship seems idle. the ship is anchored at</text:span></text:p>
      <text:p text:style-name="P6">the port and such small displacements may be due to GPS errors or sea drift.</text:p>
      <text:p text:style-name="P14"><text:span text:style-name="T12">Speed change</text:span> <text:span text:style-name="T3">occurs once current </text:span><text:span text:style-name="T15">v</text:span><text:span text:style-name="T10">now </text:span><text:span text:style-name="T3">deviates by more than </text:span><text:span text:style-name="T15">_</text:span><text:span text:style-name="T9">%</text:span><text:span text:style-name="T3">from the previously</text:span></text:p>
      <text:p text:style-name="P14"><text:span text:style-name="T3">observed speed </text:span><text:span text:style-name="T15">v</text:span><text:span text:style-name="T10">prev</text:span><text:span text:style-name="T3">. Given a threshold indicates whether the vessel has just decelerated or accelerated. This normally happens when approaching to or departing from a port</text:span></text:p>
      <text:p text:style-name="P9"> </text:p>
      <text:p text:style-name="P14"><text:span text:style-name="T12">Turn </text:span><text:span text:style-name="T4">is spotted</text:span> <text:span text:style-name="T3">when heading </text:span> <text:span text:style-name="T3">has just changed by more than a given</text:span></text:p>
      <text:p text:style-name="P14"><text:span text:style-name="T3">Angle. there is a difference more than </text:span> <text:span text:style-name="T9">15</text:span><text:span text:style-name="T10">o </text:span><text:span text:style-name="T3">from the previous direction.</text:span></text:p>
      <text:p text:style-name="P9"> </text:p>
      <text:p text:style-name="P14"><text:span text:style-name="T12">Gap</text:span> <text:span text:style-name="T3">in reporting is examined first. This event is spotted when a vessel has not</text:span></text:p>
      <text:p text:style-name="P11"><text:span text:style-name="T19">emitted a message over the past 10 minutes.</text:span> Need to define the <text:span text:style-name="T14">GapStart</text:span> and <text:span text:style-name="T14">GapEnd</text:span>.</text:p>
      <text:p text:style-name="P12">Without Gapstart-GapENd</text:p>
      <text:p text:style-name="P9"><text:soft-page-break/> </text:p>
      <text:p text:style-name="P9"><text:span text:style-name="T12">long-term stop, </text:span><text:span text:style-name="T11">vessel is moved just after the pause event. If the current location for continuous turns or pauses is at the same radius, eg:250m then it is a long term stop. Immobility is indicated. All of them are annotated as </text:span><text:span text:style-name="T12">stopped</text:span><text:span text:style-name="T11"> with duration the sum of all events. To identify this location we take the centroid.</text:span></text:p>
      <text:p text:style-name="P9"> </text:p>
      <text:p text:style-name="P9"><text:span text:style-name="T12">Slow motion, </text:span><text:span text:style-name="T3">vessel consistently moves at very low speed. The first and the last of these positions are both reported as critical,respectively annotated as </text:span><text:span text:style-name="T12">lowSpeedStart</text:span> <text:span text:style-name="T3">and </text:span><text:span text:style-name="T12">lowSpeedEnd</text:span><text:span text:style-name="T3">.</text:span></text:p>
      <text:p text:style-name="P9"> </text:p>
      <text:p text:style-name="P9"><text:span text:style-name="T12">Smooth turns, </text:span><text:span text:style-name="T3">By checking whether the cumulative change in heading over buffered previous positions exceeds a given threshold.</text:span></text:p>
      <text:p text:style-name="P9"> </text:p>
      <text:p text:style-name="P9"><text:span text:style-name="T5">Να κανουμε κατι αντισοιχο εμ αυτό. Δηλ την πορεια τ πλοιου κα τα διαφορα σημεια που φαινεται </text:span><text:span text:style-name="T6">stopped</text:span><text:span text:style-name="T5">, </text:span><text:span text:style-name="T6">pause</text:span><text:span text:style-name="T5">, </text:span><text:span text:style-name="T6">low</text:span> <text:span text:style-name="T6">speed</text:span> <text:span text:style-name="T5">κ όλα τα παραπανω </text:span><text:span text:style-name="T6">events</text:span><text:span text:style-name="T5">.</text:span></text:p>
      <text:p text:style-name="P9"><office:annotation><dc:date>2018-11-14T21:18:08.107807767</dc:date><text:p>&lt;!--[if gte vml 1]&gt;&lt;v:shapetype id="_x0000_t75" coordsize="21600,21600"</text:p><text:p><text:s/>o:spt="75" o:preferrelative="t" path="m@4@5l@4@11@9@11@9@5xe" filled="f"</text:p><text:p><text:s/>stroked="f"&gt;</text:p><text:p><text:s/>&lt;v:stroke joinstyle="miter"/&gt;</text:p><text:p><text:s/>&lt;v:formulas&gt;</text:p><text:p><text:s text:c="2"/>&lt;v:f eqn="if lineDrawn pixelLineWidth 0"/&gt;</text:p><text:p><text:s text:c="2"/>&lt;v:f eqn="sum @0 1 0"/&gt;</text:p><text:p><text:s text:c="2"/>&lt;v:f eqn="sum 0 0 @1"/&gt;</text:p><text:p><text:s text:c="2"/>&lt;v:f eqn="prod @2 1 2"/&gt;</text:p><text:p><text:s text:c="2"/>&lt;v:f eqn="prod @3 21600 pixelWidth"/&gt;</text:p><text:p><text:s text:c="2"/>&lt;v:f eqn="prod @3 21600 pixelHeight"/&gt;</text:p><text:p><text:s text:c="2"/>&lt;v:f eqn="sum @0 0 1"/&gt;</text:p><text:p><text:s text:c="2"/>&lt;v:f eqn="prod @6 1 2"/&gt;</text:p><text:p><text:s text:c="2"/>&lt;v:f eqn="prod @7 21600 pixelWidth"/&gt;</text:p><text:p><text:s text:c="2"/>&lt;v:f eqn="sum @8 21600 0"/&gt;</text:p><text:p><text:s text:c="2"/>&lt;v:f eqn="prod @7 21600 pixelHeight"/&gt;</text:p><text:p><text:s text:c="2"/>&lt;v:f eqn="sum @10 21600 0"/&gt;</text:p><text:p><text:s/>&lt;/v:formulas&gt;</text:p><text:p><text:s/>&lt;v:path o:extrusionok="f" gradientshapeok="t" o:connecttype="rect"/&gt;</text:p><text:p><text:s/>&lt;o:lock v:ext="edit" aspectratio="t"/&gt;</text:p><text:p>&lt;/v:shapetype&gt;&lt;v:shape id="Picture_x0020_1" o:spid="_x0000_i1029" type="#_x0000_t75"</text:p><text:p><text:s/>style='width:250.2pt;height:142.8pt;visibility:visible;mso-wrap-style:square'&gt;</text:p><text:p><text:s/>&lt;v:imagedata src="file:///C:/Users/salevizo/AppData/Local/Temp/msohtmlclip1/01/clip_image001.png"</text:p><text:p><text:s text:c="2"/>o:title=""/&gt;</text:p><text:p>&lt;/v:shape&gt;&lt;![endif]--&gt;</text:p></office:annotation><draw:frame draw:style-name="fr1" draw:name="Image1" text:anchor-type="as-char" svg:width="3.4791in" svg:height="1.9791in" draw:z-index="0"><draw:image xlink:href="../../../../../../C:/Users/salevizo/AppData/Local/Temp/msohtmlclip1/01/clip_image002.jpg" xlink:type="simple" xlink:show="embed" xlink:actuate="onLoad" loext:mime-type=""/></draw:frame></text:p>
      <text:p text:style-name="P9"> </text:p>
      <text:p text:style-name="P9"> </text:p>
      <text:h text:style-name="P16" text:outline-level="1">CEP:</text:h>
      <text:p text:style-name="P9"><text:span text:style-name="T17">Suspicious Vessel Delay</text:span><text:span text:style-name="T16">. </text:span><text:span text:style-name="T3">Some vessels, such as those passing through protected</text:span></text:p>
      <text:p text:style-name="P11">areas in order to minimize trip length and fuel consumption, switch off their transmitters</text:p>
      <text:p text:style-name="P11">and stop sending position signals. But sailing through a protected area is not</text:p>
      <text:p text:style-name="P11">the only reason for switching off an AIS transmitter.</text:p>
      <text:p text:style-name="P9"><office:annotation><dc:date>2018-11-14T21:18:08.200866150</dc:date><text:p>&lt;!--[if gte vml 1]&gt;&lt;v:shape id="Picture_x0020_2" o:spid="_x0000_i1028"</text:p><text:p><text:s/>type="#_x0000_t75" style='width:308.4pt;height:87pt;visibility:visible;</text:p><text:p><text:s/>mso-wrap-style:square'&gt;</text:p><text:p><text:s/>&lt;v:imagedata src="file:///C:/Users/salevizo/AppData/Local/Temp/msohtmlclip1/01/clip_image003.png"</text:p><text:p><text:s text:c="2"/>o:title=""/&gt;</text:p><text:p>&lt;/v:shape&gt;&lt;![endif]--&gt;</text:p></office:annotation><draw:frame draw:style-name="fr1" draw:name="Image2" text:anchor-type="as-char" svg:width="4.2811in" svg:height="1.2083in" draw:z-index="1"><draw:image xlink:href="../../../../../../C:/Users/salevizo/AppData/Local/Temp/msohtmlclip1/01/clip_image004.jpg" xlink:type="simple" xlink:show="embed" xlink:actuate="onLoad" loext:mime-type=""/></draw:frame></text:p>
      <text:p text:style-name="P9"> </text:p>
      <text:p text:style-name="P13">Vessel Rendezvous. </text:p>
      <text:p text:style-name="P9"><text:soft-page-break/><office:annotation><dc:date>2018-11-14T21:18:08.225926810</dc:date><text:p>&lt;!--[if gte vml 1]&gt;&lt;v:shape id="Picture_x0020_3" o:spid="_x0000_i1027"</text:p><text:p><text:s/>type="#_x0000_t75" style='width:397.8pt;height:112.8pt;visibility:visible;</text:p><text:p><text:s/>mso-wrap-style:square'&gt;</text:p><text:p><text:s/>&lt;v:imagedata src="file:///C:/Users/salevizo/AppData/Local/Temp/msohtmlclip1/01/clip_image005.png"</text:p><text:p><text:s text:c="2"/>o:title=""/&gt;</text:p><text:p>&lt;/v:shape&gt;&lt;![endif]--&gt;</text:p></office:annotation><draw:frame draw:style-name="fr1" draw:name="Image3" text:anchor-type="as-char" svg:width="5.5209in" svg:height="1.5626in" draw:z-index="2"><draw:image xlink:href="../../../../../../C:/Users/salevizo/AppData/Local/Temp/msohtmlclip1/01/clip_image006.jpg" xlink:type="simple" xlink:show="embed" xlink:actuate="onLoad" loext:mime-type=""/></draw:frame></text:p>
      <text:p text:style-name="P9"> </text:p>
      <text:p text:style-name="P9"><text:span text:style-name="T17">Fast Approach</text:span><text:span text:style-name="T16">. </text:span><text:span text:style-name="T3">Another dangerous situation may arise when a vessel is rapidly</text:span></text:p>
      <text:p text:style-name="P11">moving towards some other vessel(s). </text:p>
      <text:p text:style-name="P9"><office:annotation><dc:date>2018-11-14T21:18:08.256380234</dc:date><text:p>&lt;!--[if gte vml 1]&gt;&lt;v:shape id="Picture_x0020_4" o:spid="_x0000_i1026"</text:p><text:p><text:s/>type="#_x0000_t75" style='width:340.8pt;height:132pt;visibility:visible;</text:p><text:p><text:s/>mso-wrap-style:square'&gt;</text:p><text:p><text:s/>&lt;v:imagedata src="file:///C:/Users/salevizo/AppData/Local/Temp/msohtmlclip1/01/clip_image007.png"</text:p><text:p><text:s text:c="2"/>o:title=""/&gt;</text:p><text:p>&lt;/v:shape&gt;&lt;![endif]--&gt;</text:p></office:annotation><draw:frame draw:style-name="fr1" draw:name="Image4" text:anchor-type="as-char" svg:width="4.7291in" svg:height="1.8335in" draw:z-index="3"><draw:image xlink:href="../../../../../../C:/Users/salevizo/AppData/Local/Temp/msohtmlclip1/01/clip_image008.jpg" xlink:type="simple" xlink:show="embed" xlink:actuate="onLoad" loext:mime-type=""/></draw:frame></text:p>
      <text:p text:style-name="P9"> </text:p>
      <text:p text:style-name="P9"><text:span text:style-name="T17">Package Picking</text:span><text:span text:style-name="T16">. </text:span><text:span text:style-name="T3">Another possible interaction between two vessels is when one</text:span></text:p>
      <text:p text:style-name="P11">of them drops a package at some area and another vessel appears later in order to pick</text:p>
      <text:p text:style-name="P10">it up.</text:p>
      <text:p text:style-name="P9"><office:annotation><dc:date>2018-11-14T21:18:08.292528412</dc:date><text:p>&lt;!--[if gte vml 1]&gt;&lt;v:shape id="Picture_x0020_5" o:spid="_x0000_i1025"</text:p><text:p><text:s/>type="#_x0000_t75" style='width:354.6pt;height:193.8pt;visibility:visible;</text:p><text:p><text:s/>mso-wrap-style:square'&gt;</text:p><text:p><text:s/>&lt;v:imagedata src="file:///C:/Users/salevizo/AppData/Local/Temp/msohtmlclip1/01/clip_image009.png"</text:p><text:p><text:s text:c="2"/>o:title=""/&gt;</text:p><text:p>&lt;/v:shape&gt;&lt;![endif]--&gt;</text:p></office:annotation><draw:frame draw:style-name="fr1" draw:name="Image5" text:anchor-type="as-char" svg:width="4.9272in" svg:height="2.6874in" draw:z-index="4"><draw:image xlink:href="../../../../../../C:/Users/salevizo/AppData/Local/Temp/msohtmlclip1/01/clip_image010.jpg" xlink:type="simple" xlink:show="embed" xlink:actuate="onLoad" loext:mime-type="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MI10" svg:font-family="CMMI10"/>
    <style:font-face style:name="CMMI7" svg:font-family="CMMI7"/>
    <style:font-face style:name="CMR10" svg:font-family="CMR10"/>
    <style:font-face style:name="Courier" svg:font-family="Courier"/>
    <style:font-face style:name="NimbusRomNo9L-Medi" svg:font-family="NimbusRomNo9L-Medi"/>
    <style:font-face style:name="NimbusRomNo9L-Regu" svg:font-family="NimbusRomNo9L-Regu"/>
    <style:font-face style:name="NimbusRomNo9L-ReguItal" svg:font-family="NimbusRomNo9L-ReguItal"/>
    <style:font-face style:name="Symbol" svg:font-family="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4T21:19:37.841815034</dc:date>
    <meta:editing-duration>PT1M43S</meta:editing-duration>
    <meta:editing-cycles>3</meta:editing-cycles>
    <meta:generator>LibreOffice/6.0.6.2$Linux_X86_64 LibreOffice_project/00m0$Build-2</meta:generator>
    <meta:document-statistic meta:table-count="0" meta:image-count="5" meta:object-count="0" meta:page-count="3" meta:paragraph-count="57" meta:word-count="537" meta:character-count="3244" meta:non-whitespace-character-count="2690"/>
  </office:meta>
</office:document-meta>
</file>